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16pt" style:font-size-asian="16pt" style:font-size-complex="16pt"/>
    </style:style>
    <style:style style:name="P2" style:family="paragraph" style:parent-style-name="Standard">
      <style:paragraph-properties fo:text-align="start" style:justify-single-word="false"/>
      <style:text-properties fo:font-variant="normal" fo:text-transform="none" fo:color="#000000" style:text-position="0% 100%" style:font-name="Times New Roman" fo:letter-spacing="normal" fo:font-style="normal" style:text-underline-style="none"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variant="normal" fo:text-transform="none" fo:color="#000000" style:text-position="0% 100%" style:font-name="Times New Roman" fo:letter-spacing="normal" fo:font-style="italic" style:text-underline-style="none" fo:font-weight="normal"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margin-left="0.3063in" fo:margin-right="0in" fo:text-align="start" style:justify-single-word="false" fo:text-indent="0in" style:auto-text-indent="false"/>
      <style:text-properties fo:font-variant="normal" fo:text-transform="none" fo:color="#000000" style:text-position="0% 100%" style:font-name="Times New Roman" fo:letter-spacing="normal"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ab-stops/>
      </style:paragraph-properties>
      <style:text-properties fo:font-variant="normal" fo:text-transform="none" fo:color="#000000" style:text-position="0% 100%" style:font-name="Liberation Serif" fo:letter-spacing="normal"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margin-left="0.2957in" fo:margin-right="0in" fo:text-align="start" style:justify-single-word="false" fo:text-indent="0in" style:auto-text-indent="false">
        <style:tab-stops/>
      </style:paragraph-properties>
      <style:text-properties fo:font-variant="normal" fo:text-transform="none" fo:color="#000000" style:text-position="0% 100%" style:font-name="Liberation Serif" fo:letter-spacing="normal"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margin-left="0.2043in" fo:margin-right="0in" fo:text-align="start" style:justify-single-word="false" fo:text-indent="0in" style:auto-text-indent="false"/>
      <style:text-properties fo:font-variant="normal" fo:text-transform="none" fo:color="#000000" style:text-position="0% 100%" style:font-name="Times New Roman" fo:letter-spacing="normal"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margin-left="0.2043in" fo:margin-right="0in" fo:text-align="start" style:justify-single-word="false" fo:text-indent="0in" style:auto-text-indent="false"/>
      <style:text-properties fo:font-variant="normal" fo:text-transform="none" fo:color="#000000" style:text-position="0% 100%" style:font-name="Times New Roman" fo:letter-spacing="normal"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ab-stops/>
      </style:paragraph-properties>
      <style:text-properties fo:font-variant="normal" fo:text-transform="none" fo:color="#000000" style:text-position="0% 100%" style:font-name="Liberation Serif" fo:letter-spacing="normal"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margin-left="0.2957in" fo:margin-right="0in" fo:text-align="start" style:justify-single-word="false" fo:text-indent="0in" style:auto-text-indent="false">
        <style:tab-stops/>
      </style:paragraph-properties>
      <style:text-properties fo:font-variant="normal" fo:text-transform="none" fo:color="#000000" style:text-position="0% 100%" style:font-name="Liberation Serif" fo:letter-spacing="normal"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left="0.2957in" fo:margin-right="0in" fo:text-align="start" style:justify-single-word="false" fo:text-indent="0in" style:auto-text-indent="false">
        <style:tab-stops/>
      </style:paragraph-properties>
      <style:text-properties fo:font-variant="normal" fo:text-transform="none" fo:color="#000000" style:text-position="0% 100%" style:font-name="Liberation Serif" fo:letter-spacing="normal"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margin-left="0.0102in" fo:margin-right="0in" fo:text-align="start" style:justify-single-word="false" fo:text-indent="0in" style:auto-text-indent="false">
        <style:tab-stops/>
      </style:paragraph-properties>
      <style:text-properties fo:font-variant="normal" fo:text-transform="none" fo:color="#000000" style:text-position="0% 100%" style:font-name="Liberation Serif" fo:letter-spacing="normal" fo:font-style="normal" style:text-underline-style="none" fo:font-weight="bold" style:font-style-asian="normal" style:font-weight-asian="bold" style:font-style-complex="normal" style:font-weight-complex="bold"/>
    </style:style>
    <style:style style:name="T1" style:family="text">
      <style:text-properties style:text-position="super 58%"/>
    </style:style>
    <style:style style:name="T2" style:family="text">
      <style:text-properties style:font-name="Times New Roman1" style:font-name-asian="Times New Roman1" style:font-name-complex="Times New Roman1"/>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gic for Applications</text:p>
      <text:p text:style-name="P3">Section 2, ch4: 1, 2, 4<text:line-break/>Ch5: 5, 6</text:p>
      <text:p text:style-name="P3"/>
      <text:p text:style-name="P2">Section 2, chapter 4</text:p>
      <text:p text:style-name="P2">1.</text:p>
      <text:p text:style-name="P5">First structure</text:p>
      <text:p text:style-name="P5">The domain A is<text:span text:style-name="T3"> N</text:span></text:p>
      <text:p text:style-name="P5">P (x) = x &gt;= 0</text:p>
      <text:p text:style-name="P5">f (x,y) = x+y</text:p>
      <text:p text:style-name="P5">∀x. P(f(x,c)) = True</text:p>
      <text:p text:style-name="P5">Second structure would be the same, except that the domain is <text:span text:style-name="T3">Z, </text:span>and clearly the formula is not true because we can get negative numbers as sums with integers.</text:p>
      <text:p text:style-name="P5"/>
      <text:p text:style-name="P6">2.</text:p>
      <text:p text:style-name="P10">Even though it goes against definition 2.1, I will assume that 'p' and 'q' are meant to be predicate symbols and 'f' a function symbol, otherwise the formula doesn't make sense to me.</text:p>
      <text:p text:style-name="P9"><text:span text:style-name="T5">Domain is </text:span><text:span text:style-name="T4">N</text:span></text:p>
      <text:p text:style-name="P10">p(x) = x &lt; x+1</text:p>
      <text:p text:style-name="P10">q(x) = x &gt; 0</text:p>
      <text:p text:style-name="P10">f(x) = x+1</text:p>
      <text:p text:style-name="P10"/>
      <text:p text:style-name="P6">4.</text:p>
      <text:p text:style-name="P8">Domain is Q</text:p>
      <text:p text:style-name="P8">0<text:span text:style-name="T1">A</text:span> = 2</text:p>
      <text:p text:style-name="P8">1<text:span text:style-name="T1">A</text:span> = ½ </text:p>
      <text:p text:style-name="P8">Let &lt; be the predicate less than</text:p>
      <text:p text:style-name="P8">Let + be multiplication (we will call it f instead to avoid confusion)</text:p>
      <text:p text:style-name="P8">Thus:</text:p>
      <text:p text:style-name="P8">f(x, 1) &lt; x<text:tab/><text:tab/>this will always be true (I.e. x*1/2 &lt; x)</text:p>
      <text:p text:style-name="P8">f(x, x) &lt; x <text:tab/><text:tab/>not always true since f(0, 0) &gt; 0 (I.e. 2*2&gt;2)</text:p>
      <text:p text:style-name="P8"/>
      <text:p text:style-name="P7">Section 2, chapter 5</text:p>
      <text:p text:style-name="P11"/>
      <text:p text:style-name="P7">5.</text:p>
      <text:p text:style-name="P8">a(c,c,c). </text:p>
      <text:p text:style-name="P8">a(X,Y,Z) :- s(A,X), s(B,Y), s(C,Z), a(A,B,C) .</text:p>
      <text:p text:style-name="P7"/>
      <text:p text:style-name="P7">6.</text:p>
      <text:p text:style-name="P8">The program clause consisting of a fact is always satisfiable because we can give an assignment of T to the only literal. (5.2i)</text:p>
      <text:p text:style-name="P8">Rules can be shown as an implication: l<text:span text:style-name="T6">1</text:span> ^ l<text:span text:style-name="T6">2</text:span> ^ ... l<text:span text:style-name="T6">n </text:span><text:span text:style-name="T2">→</text:span> l<text:span text:style-name="T6">g</text:span>. Thus, the assignment that makes <text:s/>l<text:span text:style-name="T6">1</text:span> ^ l<text:span text:style-name="T6">2</text:span> ^ ... l<text:span text:style-name="T6">n </text:span>true will satisfy a rule clause, and so it is satisfiable.</text:p>
      <text:p text:style-name="P8"/>
      <text:p text:style-name="P14"/>
      <text:p text:style-name="P14"/>
      <text:p text:style-name="P14"><text:soft-page-break/>7. </text:p>
      <text:p text:style-name="P13"><text:span text:style-name="T5">[Note: not really sure what I'm doing here.]</text:span></text:p>
      <text:p text:style-name="P13"><text:span text:style-name="T5">A fact is always satisfiable with an assignment of true. A rule can always be satisfied by providing either an assignment of true or false to the body of the rule. If the body is false, then the goal does not matter and the rule is trivially true. If the body is true, then the goal must also have an assignment of true. “The assignment that makes every propositional letter true satisfies every program clause” (p. 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16pt" style:font-size-asian="16pt" style:font-size-complex="16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text:tab/>Set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1-18T19:14:15</meta:creation-date>
    <dc:creator>jb</dc:creator>
    <dc:date>2011-01-30T20:27:30</dc:date>
    <meta:editing-cycles>491</meta:editing-cycles>
    <meta:editing-duration>PT9H38M21S</meta:editing-duration>
    <meta:user-defined meta:name="Info 1"/>
    <meta:user-defined meta:name="Info 2"/>
    <meta:user-defined meta:name="Info 3"/>
    <meta:user-defined meta:name="Info 4"/>
    <meta:document-statistic meta:table-count="0" meta:image-count="0" meta:object-count="0" meta:page-count="2" meta:paragraph-count="36" meta:word-count="344" meta:character-count="1652"/>
  </office:meta>
</office:document-meta>
</file>